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automatic-styles>
    <style:style style:name="P1" style:family="paragraph" style:parent-style-name="Text_20_body">
      <style:text-properties style:use-window-font-color="true" style:text-underline-style="none"/>
    </style:style>
    <style:style style:name="T1" style:family="text">
      <style:text-properties fo:color="#000080" style:text-underline-style="none"/>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Heading_20_1" text:outline-level="1"><text:a xlink:type="simple" xlink:href="http://www.amazon.com/exec/obidos/external-search/102-0018127-6729735?search-type=ss&amp;tag=asseenontvpro-20&amp;keyword=liukkonen&amp;mode=blended" office:target-frame-name="_blank" xlink:show="new"><text:span text:style-name="T1">Suche nach Salomon</text:span></text:a></text:h>
        <text:p text:style-name="Text_20_body"><text:a xlink:type="simple" xlink:href="http://www.amazon.com/exec/obidos/external-search/102-0018127-6729735?search-type=ss&amp;tag=asseenontvpro-20&amp;keyword=liukkonen&amp;mode=blended" office:target-frame-name="_blank" xlink:show="new"><text:span text:style-name="T2">Salomon hat in Bolardis nach Möglichkeiten gesucht für sich und seine Gruppe einen sicheren Unterschlupf zu finden. </text:span></text:a></text:p>
        <text:p text:style-name="Text_20_body"><text:a xlink:type="simple" xlink:href="http://www.amazon.com/exec/obidos/external-search/102-0018127-6729735?search-type=ss&amp;tag=asseenontvpro-20&amp;keyword=liukkonen&amp;mode=blended" office:target-frame-name="_blank" xlink:show="new"><text:span text:style-name="T2">Dabei ist er an zwielichtige Gestalten geraten, die es letztlich geschafft haben Salomon gefangen zu nehmen und nun versuchen heraus zu finden, wo er sein ganzen Geld hortet. </text:span></text:a></text:p>
        <text:p text:style-name="Text_20_body"><text:a xlink:type="simple" xlink:href="http://www.amazon.com/exec/obidos/external-search/102-0018127-6729735?search-type=ss&amp;tag=asseenontvpro-20&amp;keyword=liukkonen&amp;mode=blended" office:target-frame-name="_blank" xlink:show="new"><text:span text:style-name="T2">Das Glück derjenigen haben sie Salomon bisher unter Drogen gesetzt, so dass Salomon sein Schicksal nicht benutzen konnte. </text:span></text:a></text:p>
        <text:p text:style-name="Text_20_body"><text:a xlink:type="simple" xlink:href="http://www.amazon.com/exec/obidos/external-search/102-0018127-6729735?search-type=ss&amp;tag=asseenontvpro-20&amp;keyword=liukkonen&amp;mode=blended" office:target-frame-name="_blank" xlink:show="new"><text:span text:style-name="T2">Bisher konnten sie Salomon nichts entlocken, allerdings werden sie nach drei Tagen von Salomon erfahren wo sich seine Leute (Melissa und noch drei weitere) aufhalten. </text:span></text:a></text:p>
        <text:p text:style-name="Text_20_body"><text:a xlink:type="simple" xlink:href="http://www.amazon.com/exec/obidos/external-search/102-0018127-6729735?search-type=ss&amp;tag=asseenontvpro-20&amp;keyword=liukkonen&amp;mode=blended" office:target-frame-name="_blank" xlink:show="new"><text:span text:style-name="T2">Sie planen diese auf zu suchen und Ihr Glück bei diesen zu versuchen. </text:span></text:a></text:p>
        <text:h text:style-name="Heading_20_2" text:outline-level="2"><text:a xlink:type="simple" xlink:href="http://www.amazon.com/exec/obidos/external-search/102-0018127-6729735?search-type=ss&amp;tag=asseenontvpro-20&amp;keyword=liukkonen&amp;mode=blended" office:target-frame-name="_blank" xlink:show="new"><text:span text:style-name="T2"/></text:a></text:h>
        <text:h text:style-name="Heading_20_2" text:outline-level="2"><text:a xlink:type="simple" xlink:href="http://www.amazon.com/exec/obidos/external-search/102-0018127-6729735?search-type=ss&amp;tag=asseenontvpro-20&amp;keyword=liukkonen&amp;mode=blended" office:target-frame-name="_blank" xlink:show="new"><text:span text:style-name="T1">Kontaktaufnahme</text:span></text:a></text:h>
        <text:p text:style-name="Text_20_body"><text:a xlink:type="simple" xlink:href="http://www.amazon.com/exec/obidos/external-search/102-0018127-6729735?search-type=ss&amp;tag=asseenontvpro-20&amp;keyword=liukkonen&amp;mode=blended" office:target-frame-name="_blank" xlink:show="new"><text:span text:style-name="T2">Der effektivste Weg um Salomon zu finden ist der Kleinanzeigenmarkt. Wenn die Gruppe nicht von alleine drauf kommt, dann den einen oder anderen Hinweis durch NSCs geben.</text:span></text:a></text:p>
        <text:p text:style-name="Text_20_body"><text:span text:style-name="T3">Sie finden eine Kontaktanzeige die auf Salomon schließen lässt...</text:span></text:p>
        <text:p text:style-name="P1">„Ungeahnte Talente? Ratlos wie man damit umgeht? Taverne zum Guten Schuss, jeden Abend, frag nach Frederic“</text:p>
        <text:p text:style-name="P1">Sie werden dort Melissa treffen, die bereits ziemlich ratlos ist, weil Salomon seit 2 Tagen verschwunden ist.</text:p>
        <text:h text:style-name="Heading_20_2" text:outline-level="2">Überfall</text:h>
        <text:p text:style-name="P1">Wenn sie Melissa folgen, dann treffen sie in einem alten, verlassenen Haus die anderen drei die Salomon nach Bolardis begleitet haben. </text:p>
        <text:p text:style-name="P1">In der folgenden Nacht werden sie von mehreren Dieben über fallen werden. Diese Diebe werden sie allerdings locker in die Flucht schlagen können, falls sie Probleme haben, dann werden Melissa und CO mit ihren Fähigkeiten das Blatt wenden.</text:p>
        <text:p text:style-name="P1">Melissa : Berührung Furcht/ Angst Je näher man Melissa steht, desto weniger ist man davon betroffen, Gareth gar nicht. Theoderich am stärksten.</text:p>
        <text:p text:style-name="P1">#1 sehr starke Magie, kann Energiebolzen <text:s/>abfeuern</text:p>
        <text:p text:style-name="P1">#2 Camouflage und Verstecken</text:p>
        <text:p text:style-name="P1">#3 ähnlich Theoderich. Attributsboost und Kampfskills; ist derjendige der Frederic geköpft hatte</text:p>
        <text:p text:style-name="P1">Wenn sie einen am Leben lassen, dann können sie herausfinden, wo sie Salomon gefangen halten und dass sie von irgendwelchen Fähigkieten nichts wußten. </text:p>
        <text:p text:style-name="P1">Falls sie einen entkommen lassen, werden die Gegner gut vorbereitet sein, falls sie alle festsetzen, dann wird der Folgekampf einfacher werden.</text:p>
        <text:h text:style-name="Heading_20_2" text:outline-level="2">Befreiung</text:h>
        <text:p text:style-name="Text_20_body">Wenn sie einen der Diebe entkommen ließen, wird das Haus indem Salomon gefangen gehalten wird, stark bewacht werden.</text:p>
        <text:p text:style-name="Text_20_body">Erst drei Wachen ausschalten, eine ist definitiv nicht von hinten zu erwischen (kann nur #2 erledigen, der aber ne Beißhemmung hat...)</text:p>
        <text:p text:style-name="P1">Im Haus werden sie es dann mit einem sehr guten Illusionisten zu tun bekommen, der der Gruppe mit Feuersprüchen, Illusionen und ähnlichen <text:s/>Ärger bereiten wi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Verdana" svg:font-family="Verdana"/>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hyphenation-ladder-count="2"/>
      <style:text-properties fo:font-size="9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4cm" fo:keep-together="always" fo:padding="0cm" fo:border-left="none" fo:border-right="none" fo:border-top="none" fo:border-bottom="0.035cm solid #000080" style:shadow="none"/>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color="#000080"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fo:color="#000080" fo:font-size="9pt" fo:font-style="italic" fo:font-weight="bold" style:font-size-asian="14pt" style:font-weight-asian="bold" style:font-size-complex="14pt" style:font-weight-complex="bold"/>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style:tab-stops>
          <style:tab-stop style:position="19.001cm" style:type="right" style:leader-style="dotted" style:leader-text="."/>
        </style:tab-stops>
      </style:paragraph-properties>
      <style:text-properties fo:color="#000080"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2.011cm" fo:margin-right="-1.984cm" fo:margin-top="0cm" fo:margin-bottom="0cm" fo:text-align="justify" style:justify-single-word="false" fo:text-indent="0cm" style:auto-text-indent="false" fo:background-color="transparent">
        <style:tab-stops>
          <style:tab-stop style:position="9.5cm" style:type="center"/>
          <style:tab-stop style:position="17.33cm" style:type="right"/>
        </style:tab-stops>
        <style:background-image/>
      </style:paragraph-properties>
      <style:text-properties fo:color="#9999cc" fo:font-size="18pt" fo:font-weight="bold" style:font-size-asian="18pt" style:font-weight-asian="bold" style:font-size-complex="18pt" style:font-weight-complex="bold"/>
    </style:style>
    <style:style style:name="P2"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9999cc" fo:font-size="32pt" fo:font-weight="bold" style:font-size-asian="32pt" style:font-weight-asian="bold" style:font-size-complex="32pt" style:font-weight-complex="bold"/>
    </style:style>
    <style:style style:name="P3"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fo:color="#280099" fo:font-size="12pt" fo:font-weight="bold" fo:background-color="transparent" style:font-size-asian="12pt" style:font-weight-asian="bold" style:font-size-complex="12pt" style:font-weight-complex="bold" style:text-scale="105%"/>
    </style:style>
    <style:style style:name="P4" style:family="paragraph" style:parent-style-name="Header">
      <style:paragraph-properties fo:margin-left="-0.026cm" fo:margin-right="-1.984cm" fo:margin-top="0cm" fo:margin-bottom="0cm" fo:text-align="justify" style:justify-single-word="false" fo:text-indent="-1.958cm" style:auto-text-indent="false" fo:background-color="transparent">
        <style:tab-stops>
          <style:tab-stop style:position="9.5cm" style:type="center"/>
          <style:tab-stop style:position="17.33cm" style:type="right"/>
        </style:tab-stops>
        <style:background-image/>
      </style:paragraph-properties>
      <style:text-properties style:use-window-font-color="true" fo:font-size="12pt" fo:font-weight="bold" fo:background-color="transparent" style:font-size-asian="12pt" style:font-weight-asian="bold" style:font-size-complex="12pt" style:font-weight-complex="bold" style:text-scale="105%"/>
    </style:style>
    <style:style style:name="P5" style:family="paragraph" style:parent-style-name="Footer">
      <style:paragraph-properties fo:text-align="center" style:justify-single-word="false" fo:background-color="transparent" fo:padding="0cm" fo:border-left="none" fo:border-right="none" fo:border-top="0.088cm solid #000080" fo:border-bottom="none" style:shadow="none">
        <style:background-image/>
      </style:paragraph-properties>
      <style:text-properties fo:font-weight="bold" style:font-weight-asian="bold" style:font-weight-complex="bold"/>
    </style:style>
    <style:style style:name="T1" style:family="text">
      <style:text-properties fo:color="#280099"/>
    </style:style>
    <style:style style:name="T2" style:family="text">
      <style:text-properties fo:color="#280099" fo:background-color="transparent"/>
    </style:style>
    <style:page-layout style:name="pm1">
      <style:page-layout-properties fo:page-width="21.001cm" fo:page-height="29.7cm" style:num-format="1" style:print-orientation="portrait" fo:margin-top="0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
        <text:p text:style-name="P2"><text:tab/><text:span text:style-name="T1">RE</text:span><text:span text:style-name="T2">VELATION</text:span></text:p>
        <text:p text:style-name="P3"><text:tab/>The Rules Engine for Roleplaying</text:p>
        <text:p text:style-name="P4"/>
      </style:header>
      <style:footer>
        <text:p text:style-name="P5"><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2-04T21:40:52</meta:creation-date>
    <dc:creator>Hansjoachim Heiges</dc:creator>
    <dc:date>2006-11-26T17:48:46</dc:date>
    <meta:printed-by>Hansjoachim Heiges</meta:printed-by>
    <meta:print-date>2006-11-26T17:21:08</meta:print-date>
    <dc:language>de-DE</dc:language>
    <meta:editing-cycles>85</meta:editing-cycles>
    <meta:editing-duration>P1DT8H24M54S</meta:editing-duration>
    <meta:user-defined meta:name="Info 1"/>
    <meta:user-defined meta:name="Info 2"/>
    <meta:user-defined meta:name="Info 3"/>
    <meta:user-defined meta:name="Info 4"/>
    <meta:document-statistic meta:table-count="0" meta:image-count="0" meta:object-count="0" meta:page-count="1" meta:paragraph-count="27" meta:word-count="393" meta:character-count="2590"/>
  </office:meta>
</office:document-meta>
</file>